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ussi Huotari - 353252</text:p>
      <text:p text:style-name="P2">Janne Gröndahl - 347682</text:p>
      <text:p text:style-name="P1"/>
      <text:p text:style-name="P1">Työsuunnitelma</text:p>
      <text:p text:style-name="P1"/>
      <text:p text:style-name="P3">Projektisuunnitelma</text:p>
      <text:p text:style-name="P4">Ohjelmasta tulee kaksiosainen. Ensimmäisessä osassa on canvas, jossa näkyy yksittäinen 3D-objekti. Sivussa on dropdown -valikkoja joiden avulla voi valita 3D-objektin, vertex shaderin ja fragment shaderin. 3D-objektia voi pyörittää klikkaamalla ja raahaamalla canvasta. Toisessa osassa on demo, jonka sisältö päätetään sitä mukaan, kun sitä tehdään riippuen mihin on vielä aikaa.</text:p>
      <text:p text:style-name="P4"/>
      <text:p text:style-name="P3">Työkalut</text:p>
      <text:p text:style-name="P4">Ohjelmointiin käytämme Notepad++ -tekstieditoria. Ohjelman testaamiseen käytämme Google Chrome -selainta. Versionhallintaan käytämme Git:iä.</text:p>
      <text:p text:style-name="P4"/>
      <text:p text:style-name="P3">Työarvio</text:p>
      <text:p text:style-name="P4">Arvioimme työhön menevän molemmilta noin 25h ohjelmointiin ja 10h esiselvityksen, työsuunnitelman ja raportin kirjoittamise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i Huotari</meta:initial-creator>
    <meta:creation-date>2014-02-10T16:09:03.24</meta:creation-date>
    <dc:date>2014-02-10T16:40:17.57</dc:date>
    <dc:creator>Jusi Huotari</dc:creator>
    <meta:editing-duration>PT14M3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86" meta:character-count="740"/>
  </office:meta>
</office:document-meta>
</file>